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5.5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6" calcext:value-type="float">
            <text:p>586</text:p>
          </table:table-cell>
          <table:table-cell table:formula="of:=[.E99]-[.E98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G99]-[.G98]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([.E99]-([.G99]+[.I99]))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percentage" office:value="0.0460750853242321" calcext:value-type="percentage">
            <text:p>4,61%</text:p>
          </table:table-cell>
          <table:table-cell office:value-type="string" calcext:value-type="string">
            <text:p>https://pt-br.facebook.com/Prefeitura.SJP/photos/a.346639125402726/3180239415376002/?type=3&amp;eid=ARBCUTHMsPmPqAJEvoe4XtgDfcmkD9yLl3zNTYhfCDQrt6NfMIMisUySGNfRzmLYM8iRo7AjfVXnZgub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1" calcext:value-type="float">
            <text:p>611</text:p>
          </table:table-cell>
          <table:table-cell table:formula="of:=[.E100]-[.E99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G100]-[.G99]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E100]-([.G100]+[.I100]))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percentage" office:value="0.0458265139116203" calcext:value-type="percentage">
            <text:p>4,58%</text:p>
          </table:table-cell>
          <table:table-cell office:value-type="string" calcext:value-type="string">
            <text:p>https://pt-br.facebook.com/Prefeitura.SJP/photos/a.346639125402726/3182795021787108/?type=3&amp;eid=ARBo2eIowpiS2H9JbVJ7XuMMHrPgIVqplwBqkRFTR22rCE9KC37svWMjVnlxq5FFsxGcJosPj5RKt7uq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6" calcext:value-type="float">
            <text:p>616</text:p>
          </table:table-cell>
          <table:table-cell table:formula="of:=[.E101]-[.E100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G101]-[.G100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([.E101]-([.G101]+[.I101]))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percentage" office:value="0.0487012987012987" calcext:value-type="percentage">
            <text:p>4,87%</text:p>
          </table:table-cell>
          <table:table-cell office:value-type="string" calcext:value-type="string">
            <text:p>https://pt-br.facebook.com/Prefeitura.SJP/photos/a.628503120549657/3185276864872257/?type=3&amp;eid=ARC1V2C6Cl-psRxl1PEvSRrHVelUvYAoA8YjXxO76YDmtkp1YQ3je6sRe9S2M-Q08bS5nceC-4VewbQ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8" calcext:value-type="float">
            <text:p>648</text:p>
          </table:table-cell>
          <table:table-cell table:formula="of:=[.E102]-[.E101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G102]-[.G101]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table:formula="of:=([.E102]-([.G102]+[.I102])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percentage" office:value="0.0478395061728395" calcext:value-type="percentage">
            <text:p>4,78%</text:p>
          </table:table-cell>
          <table:table-cell office:value-type="string" calcext:value-type="string">
            <text:p>https://pt-br.facebook.com/Prefeitura.SJP/photos/a.628503120549657/3187959894603954/?type=3&amp;eid=ARChkmGToXRgnQ6jKDfRbHAmP8dslQRxAW-tYbidIN796H41FnFMBfydEpzf9o4mbUAJMCU9zjXp0n72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75" calcext:value-type="float">
            <text:p>675</text:p>
          </table:table-cell>
          <table:table-cell table:formula="of:=[.E103]-[.E10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G103]-[.G102]"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formula="of:=([.E103]-([.G103]+[.I103])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3]/[.E103]" office:value-type="percentage" office:value="0.0474074074074074" calcext:value-type="percentage">
            <text:p>4,74%</text:p>
          </table:table-cell>
          <table:table-cell office:value-type="string" calcext:value-type="string">
            <text:p>https://pt-br.facebook.com/Prefeitura.SJP/photos/a.346639125402726/3190738430992767/?type=3&amp;eid=ARBG5Xd1NP-w3vvxZMAJq_DeTc5O2hINoHgDjlH0QgXH8KKC4yDzDty9aALzXTaIwH0welm7GX-1vi5i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92" calcext:value-type="float">
            <text:p>692</text:p>
          </table:table-cell>
          <table:table-cell table:formula="of:=[.E104]-[.E103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G104]-[.G103]"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table:formula="of:=([.E104]-([.G104]+[.I104])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4]/[.E104]" office:value-type="percentage" office:value="0.0505780346820809" calcext:value-type="percentage">
            <text:p>5,06%</text:p>
          </table:table-cell>
          <table:table-cell office:value-type="string" calcext:value-type="string">
            <text:p>https://pt-br.facebook.com/Prefeitura.SJP/photos/a.346639125402726/3193456954054248/?type=3&amp;eid=ARDhEIPHxb4j55Rbz3vKMbQMk1e6J50mLPySGxXZSe09GI-kfAIQOzw4HAHE_6vSwJ3QYS7PAi6UNQg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17" calcext:value-type="float">
            <text:p>717</text:p>
          </table:table-cell>
          <table:table-cell table:formula="of:=[.E105]-[.E104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G105]-[.G104]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E105]-([.G105]+[.I105]))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5]/[.E105]" office:value-type="percentage" office:value="0.0502092050209205" calcext:value-type="percentage">
            <text:p>5,02%</text:p>
          </table:table-cell>
          <table:table-cell office:value-type="string" calcext:value-type="string">
            <text:p>https://pt-br.facebook.com/Prefeitura.SJP/photos/a.346639125402726/3196261247107152/?type=3&amp;eid=ARDLxDq_jVZATFsZh2_H5tyEWZjXO6jPnEWHNcwJhTk1FaoTLgFlteOyvDp4nbc6cuaOnknSjXTivnM7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26" calcext:value-type="float">
            <text:p>726</text:p>
          </table:table-cell>
          <table:table-cell table:formula="of:=[.E106]-[.E105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6]-[.G105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([.E106]-([.G106]+[.I106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6]/[.E106]" office:value-type="percentage" office:value="0.0509641873278237" calcext:value-type="percentage">
            <text:p>5,10%</text:p>
          </table:table-cell>
          <table:table-cell office:value-type="string" calcext:value-type="string">
            <text:p>https://pt-br.facebook.com/Prefeitura.SJP/photos/a.346639125402726/3198756300190980/?type=3&amp;eid=ARCV8pOeZ8Av10xgVz8Zx7rLHJ-kblDNz_njzGmtQ3VYMozOq0v6GP4NryQSEGplzbvam1TDgYZM7uW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35" calcext:value-type="float">
            <text:p>735</text:p>
          </table:table-cell>
          <table:table-cell table:formula="of:=[.E107]-[.E106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7]-[.G106]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([.E107]-([.G107]+[.I107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7]/[.E107]" office:value-type="percentage" office:value="0.0503401360544218" calcext:value-type="percentage">
            <text:p>5,03%</text:p>
          </table:table-cell>
          <table:table-cell office:value-type="string" calcext:value-type="string">
            <text:p>https://pt-br.facebook.com/Prefeitura.SJP/photos/a.346639125402726/3201552136578063/?type=3&amp;eid=ARCyKALvi71lKUh_8lJR2wSCi2mqkAsNsC0htwiQRZ89q3mmOAUCWJ9rcqwkg8Dxqkwu4Sq2YQdZ5QDs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75" calcext:value-type="float">
            <text:p>775</text:p>
          </table:table-cell>
          <table:table-cell table:formula="of:=[.E108]-[.E107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108]-[.G107]"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formula="of:=([.E108]-([.G108]+[.I108]))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8]/[.E108]" office:value-type="percentage" office:value="0.0529032258064516" calcext:value-type="percentage">
            <text:p>5,29%</text:p>
          </table:table-cell>
          <table:table-cell office:value-type="string" calcext:value-type="string">
            <text:p>https://pt-br.facebook.com/Prefeitura.SJP/photos/a.346639125402726/3204179869648623/?type=3&amp;eid=ARB8t80JqYRQF1nQHLu3AtP2jmiexDMrVZWDApem29jhnrlE2a5eMQHy836qA4-k3kXRgSPm1rVGwh1m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98" calcext:value-type="float">
            <text:p>798</text:p>
          </table:table-cell>
          <table:table-cell table:formula="of:=[.E109]-[.E108]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G109]-[.G108]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E109]-([.G109]+[.I109]))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9]/[.E109]" office:value-type="percentage" office:value="0.0526315789473684" calcext:value-type="percentage">
            <text:p>5,26%</text:p>
          </table:table-cell>
          <table:table-cell office:value-type="string" calcext:value-type="string">
            <text:p>https://pt-br.facebook.com/Prefeitura.SJP/photos/a.346639125402726/3206923802707563/?type=3&amp;eid=ARCw0MvXxjd2_u4q7KVRddIX-7E0B-qdEO_MmeNKgwAefRfHJ1T2h_ncBXGpShdK7IabqS_muDVG_JSy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24" calcext:value-type="float">
            <text:p>824</text:p>
          </table:table-cell>
          <table:table-cell table:formula="of:=[.E110]-[.E109]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G110]-[.G109]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table:formula="of:=([.E110]-([.G110]+[.I110]))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0]/[.E110]" office:value-type="percentage" office:value="0.0558252427184466" calcext:value-type="percentage">
            <text:p>5,58%</text:p>
          </table:table-cell>
          <table:table-cell office:value-type="string" calcext:value-type="string">
            <text:p>https://pt-br.facebook.com/Prefeitura.SJP/photos/a.346639125402726/3209584715774805/?type=3&amp;eid=ARCQ_Ty1lI2rxL4DUYOqrzUfElEn9eWqaJwXnDeFj-1CYGfGFB50WGPDDm6lPLWyeHgxEAG20-hY-1UD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33" calcext:value-type="float">
            <text:p>833</text:p>
          </table:table-cell>
          <table:table-cell table:formula="of:=[.E111]-[.E110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G111]-[.G110]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formula="of:=([.E111]-([.G111]+[.I111]))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1]/[.E111]" office:value-type="percentage" office:value="0.0564225690276111" calcext:value-type="percentage">
            <text:p>5,64%</text:p>
          </table:table-cell>
          <table:table-cell office:value-type="string" calcext:value-type="string">
            <text:p>https://pt-br.facebook.com/Prefeitura.SJP/photos/a.628503120549657/3211901618876448/?type=3&amp;eid=ARCfib1UlL5R5-_9y5FaJkEMNLxo65QWyB3mGmSvUtsmGoSWCUq-CRRC4EelmB4Q-9c9SwtewJdOhXIF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70" calcext:value-type="float">
            <text:p>870</text:p>
          </table:table-cell>
          <table:table-cell table:formula="of:=[.E112]-[.E111]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G112]-[.G111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formula="of:=([.E112]-([.G112]+[.I112]))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2]/[.E112]" office:value-type="percentage" office:value="0.0540229885057471" calcext:value-type="percentage">
            <text:p>5,40%</text:p>
          </table:table-cell>
          <table:table-cell office:value-type="string" calcext:value-type="string">
            <text:p>https://pt-br.facebook.com/Prefeitura.SJP/photos/a.628503120549657/3214369161963027/?type=3&amp;eid=ARABqOE84SzuqjKlekN0sSKyOeDDs27TYQ0Y32SE7ECl5lvSrIbh6u9tYFxioPSktv6vjcTShSJSM0j_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81" calcext:value-type="float">
            <text:p>881</text:p>
          </table:table-cell>
          <table:table-cell table:formula="of:=[.E113]-[.E112]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G113]-[.G112]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table:formula="of:=([.E113]-([.G113]+[.I113]))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3]/[.E113]" office:value-type="percentage" office:value="0.054483541430193" calcext:value-type="percentage">
            <text:p>5,45%</text:p>
          </table:table-cell>
          <table:table-cell office:value-type="string" calcext:value-type="string">
            <text:p>https://pt-br.facebook.com/Prefeitura.SJP/photos/a.628503120549657/3217525094980767/?type=3&amp;eid=ARAuFO_A87xSdPETMx8AbtT8TfEf836gWK4TSrqtulO20fIsz3QZrvMFl7MRB41UwLcH7DMIReMDHVqU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13" calcext:value-type="float">
            <text:p>913</text:p>
          </table:table-cell>
          <table:table-cell table:formula="of:=[.E114]-[.E113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4]-[.G113]" office:value-type="float" office:value="5" calcext:value-type="float">
            <text:p>5</text:p>
          </table:table-cell>
          <table:table-cell office:value-type="float" office:value="746" calcext:value-type="float">
            <text:p>746</text:p>
          </table:table-cell>
          <table:table-cell table:formula="of:=([.E114]-([.G114]+[.I114]))"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4]/[.E114]" office:value-type="percentage" office:value="0.0580503833515882" calcext:value-type="percentage">
            <text:p>5,81%</text:p>
          </table:table-cell>
          <table:table-cell office:value-type="string" calcext:value-type="string">
            <text:p>https://pt-br.facebook.com/Prefeitura.SJP/photos/a.628503120549657/3220329888033621/?type=3&amp;eid=ARC8KZl7ZcSbukQzPxxtzwCt5urGvB4sVm_hi10O6GH1ccEcvRx1eeVcGpbAJxm3ChxwuP3natiWo_-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45" calcext:value-type="float">
            <text:p>945</text:p>
          </table:table-cell>
          <table:table-cell table:formula="of:=[.E115]-[.E114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5]-[.G114]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([.E115]-([.G115]+[.I115]))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5]/[.E115]" office:value-type="percentage" office:value="0.0560846560846561" calcext:value-type="percentage">
            <text:p>5,61%</text:p>
          </table:table-cell>
          <table:table-cell office:value-type="string" calcext:value-type="string">
            <text:p>https://pt-br.facebook.com/Prefeitura.SJP/photos/a.628503120549657/3222986777767932/?type=3&amp;eid=ARCuyHTXA1pWCAUgbDj7oMinu4iFZX7gUF6ZNty7YHiKNzy96JYezpfsDUE9KUH_S-4WUb2fQQ39pUD4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82" calcext:value-type="float">
            <text:p>982</text:p>
          </table:table-cell>
          <table:table-cell table:formula="of:=[.E116]-[.E115]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G116]-[.G115]"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formula="of:=([.E116]-([.G116]+[.I116]))"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6]/[.E116]" office:value-type="percentage" office:value="0.0560081466395112" calcext:value-type="percentage">
            <text:p>5,60%</text:p>
          </table:table-cell>
          <table:table-cell office:value-type="string" calcext:value-type="string">
            <text:p>https://pt-br.facebook.com/Prefeitura.SJP/photos/a.628503120549657/3225769940822949/?type=3&amp;eid=ARB-A9Ulo-tc7Xx3UFpSQP48GyT7Qs5OuOA1iDylUW5ddLKvhc4B9gJxy_Bwm-2VgtoeOp61U1T64uTj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97" calcext:value-type="float">
            <text:p>997</text:p>
          </table:table-cell>
          <table:table-cell table:formula="of:=[.E117]-[.E116]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G117]-[.G116]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formula="of:=([.E117]-([.G117]+[.I117]))"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7]/[.E117]" office:value-type="percentage" office:value="0.0551654964894684" calcext:value-type="percentage">
            <text:p>5,52%</text:p>
          </table:table-cell>
          <table:table-cell office:value-type="string" calcext:value-type="string">
            <text:p>https://pt-br.facebook.com/Prefeitura.SJP/photos/a.346639125402726/322846243722036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7" calcext:value-type="float">
            <text:p>1047</text:p>
          </table:table-cell>
          <table:table-cell table:formula="of:=[.E118]-[.E117]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G118]-[.G117]"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([.E118]-([.G118]+[.I118]))"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8]/[.E118]" office:value-type="percentage" office:value="0.0573065902578797" calcext:value-type="percentage">
            <text:p>5,73%</text:p>
          </table:table-cell>
          <table:table-cell office:value-type="string" calcext:value-type="string">
            <text:p>https://pt-br.facebook.com/Prefeitura.SJP/photos/a.628503120549657/323111570695503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56" calcext:value-type="float">
            <text:p>1056</text:p>
          </table:table-cell>
          <table:table-cell table:formula="of:=[.E119]-[.E118]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G119]-[.G118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19]-([.G119]+[.I119]))"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9]/[.E119]" office:value-type="percentage" office:value="0.0568181818181818" calcext:value-type="percentage">
            <text:p>5,68%</text:p>
          </table:table-cell>
          <table:table-cell office:value-type="string" calcext:value-type="string">
            <text:p>https://pt-br.facebook.com/Prefeitura.SJP/photos/a.628503120549657/323385297334797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69" calcext:value-type="float">
            <text:p>1069</text:p>
          </table:table-cell>
          <table:table-cell table:formula="of:=[.E120]-[.E119]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[.G120]-[.G119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20]-([.G120]+[.I120]))"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0]/[.E120]" office:value-type="percentage" office:value="0.0561272217025257" calcext:value-type="percentage">
            <text:p>5,61%</text:p>
          </table:table-cell>
          <table:table-cell office:value-type="string" calcext:value-type="string">
            <text:p>https://pt-br.facebook.com/Prefeitura.SJP/photos/a.628503120549657/323661819640479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8" calcext:value-type="float">
            <text:p>1088</text:p>
          </table:table-cell>
          <table:table-cell table:formula="of:=[.E121]-[.E120]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[.G121]-[.G120]"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([.E121]-([.G121]+[.I121]))"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1]/[.E121]" office:value-type="percentage" office:value="0.0579044117647059" calcext:value-type="percentage">
            <text:p>5,79%</text:p>
          </table:table-cell>
          <table:table-cell office:value-type="string" calcext:value-type="string">
            <text:p>https://pt-br.facebook.com/Prefeitura.SJP/photos/a.628503120549657/32392836094715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2" calcext:value-type="float">
            <text:p>1112</text:p>
          </table:table-cell>
          <table:table-cell table:formula="of:=[.E122]-[.E121]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[.G122]-[.G121]"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formula="of:=([.E122]-([.G122]+[.I122]))"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2]/[.E122]" office:value-type="percentage" office:value="0.0593525179856115" calcext:value-type="percentage">
            <text:p>5,94%</text:p>
          </table:table-cell>
          <table:table-cell office:value-type="string" calcext:value-type="string">
            <text:p>https://pt-br.facebook.com/Prefeitura.SJP/photos/a.628503120549657/324190656587595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30" calcext:value-type="float">
            <text:p>1130</text:p>
          </table:table-cell>
          <table:table-cell table:formula="of:=[.E123]-[.E122]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[.G123]-[.G122]"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formula="of:=([.E123]-([.G123]+[.I123]))"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3]/[.E123]" office:value-type="percentage" office:value="0.0601769911504425" calcext:value-type="percentage">
            <text:p>6,02%</text:p>
          </table:table-cell>
          <table:table-cell office:value-type="string" calcext:value-type="string">
            <text:p>https://pt-br.facebook.com/Prefeitura.SJP/photos/a.628503120549657/324465429893451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46" calcext:value-type="float">
            <text:p>1146</text:p>
          </table:table-cell>
          <table:table-cell table:formula="of:=[.E124]-[.E123]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G124]-[.G123]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formula="of:=([.E124]-([.G124]+[.I124]))"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4]/[.E124]" office:value-type="percentage" office:value="0.0593368237347295" calcext:value-type="percentage">
            <text:p>5,93%</text:p>
          </table:table-cell>
          <table:table-cell office:value-type="string" calcext:value-type="string">
            <text:p>https://pt-br.facebook.com/Prefeitura.SJP/photos/a.628503120549657/324747099531951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54" calcext:value-type="float">
            <text:p>1154</text:p>
          </table:table-cell>
          <table:table-cell table:formula="of:=[.E125]-[.E124]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G125]-[.G124]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formula="of:=([.E125]-([.G125]+[.I125]))"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5]/[.E125]" office:value-type="percentage" office:value="0.0589254766031196" calcext:value-type="percentage">
            <text:p>5,89%</text:p>
          </table:table-cell>
          <table:table-cell office:value-type="string" calcext:value-type="string">
            <text:p>https://pt-br.facebook.com/Prefeitura.SJP/photos/a.346639125402726/325020340171293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85" calcext:value-type="float">
            <text:p>1185</text:p>
          </table:table-cell>
          <table:table-cell table:formula="of:=[.E126]-[.E125]"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G126]-[.G125]"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table:formula="of:=([.E126]-([.G126]+[.I126]))"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6]/[.E126]" office:value-type="percentage" office:value="0.0607594936708861" calcext:value-type="percentage">
            <text:p>6,08%</text:p>
          </table:table-cell>
          <table:table-cell office:value-type="string" calcext:value-type="string">
            <text:p>https://pt-br.facebook.com/Prefeitura.SJP/photos/a.628503120549657/325321215141206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92" calcext:value-type="float">
            <text:p>1192</text:p>
          </table:table-cell>
          <table:table-cell table:formula="of:=[.E127]-[.E126]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G127]-[.G126]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table:formula="of:=([.E127]-([.G127]+[.I127]))"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7]/[.E127]" office:value-type="percentage" office:value="0.061241610738255" calcext:value-type="percentage">
            <text:p>6,12%</text:p>
          </table:table-cell>
          <table:table-cell office:value-type="string" calcext:value-type="string">
            <text:p>https://pt-br.facebook.com/Prefeitura.SJP/photos/a.628503120549657/325597436780250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3" calcext:value-type="float">
            <text:p>1213</text:p>
          </table:table-cell>
          <table:table-cell table:formula="of:=[.E128]-[.E127]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G128]-[.G127]"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table:formula="of:=([.E128]-([.G128]+[.I128]))"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8]/[.E128]" office:value-type="percentage" office:value="0.0618301731244847" calcext:value-type="percentage">
            <text:p>6,18%</text:p>
          </table:table-cell>
          <table:table-cell office:value-type="string" calcext:value-type="string">
            <text:p>https://pt-br.facebook.com/Prefeitura.SJP/photos/a.346639125402726/32585480908784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23" calcext:value-type="float">
            <text:p>1223</text:p>
          </table:table-cell>
          <table:table-cell table:formula="of:=[.E129]-[.E128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G129]-[.G128]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formula="of:=([.E129]-([.G129]+[.I129]))"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9]/[.E129]" office:value-type="percentage" office:value="0.0613246116107931" calcext:value-type="percentage">
            <text:p>6,13%</text:p>
          </table:table-cell>
          <table:table-cell office:value-type="string" calcext:value-type="string">
            <text:p>https://pt-br.facebook.com/Prefeitura.SJP/photos/a.628503120549657/326155344391126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33" calcext:value-type="float">
            <text:p>1233</text:p>
          </table:table-cell>
          <table:table-cell table:formula="of:=[.E130]-[.E129]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G130]-[.G129]"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table:formula="of:=([.E130]-([.G130]+[.I130]))"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0]/[.E130]" office:value-type="percentage" office:value="0.0632603406326034" calcext:value-type="percentage">
            <text:p>6,33%</text:p>
          </table:table-cell>
          <table:table-cell office:value-type="string" calcext:value-type="string">
            <text:p>https://pt-br.facebook.com/Prefeitura.SJP/photos/a.628503120549657/326442338029093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0" calcext:value-type="float">
            <text:p>1290</text:p>
          </table:table-cell>
          <table:table-cell table:formula="of:=[.E131]-[.E130]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formula="of:=[.G131]-[.G130]"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table:formula="of:=([.E131]-([.G131]+[.I131]))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1]/[.E131]" office:value-type="percentage" office:value="0.0612403100775194" calcext:value-type="percentage">
            <text:p>6,12%</text:p>
          </table:table-cell>
          <table:table-cell office:value-type="string" calcext:value-type="string">
            <text:p>https://pt-br.facebook.com/Prefeitura.SJP/photos/a.628503120549657/326734622666532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35" calcext:value-type="float">
            <text:p>1335</text:p>
          </table:table-cell>
          <table:table-cell table:formula="of:=[.E132]-[.E13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formula="of:=[.G132]-[.G131]"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table:formula="of:=([.E132]-([.G132]+[.I132]))"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2]/[.E132]" office:value-type="percentage" office:value="0.0606741573033708" calcext:value-type="percentage">
            <text:p>6,07%</text:p>
          </table:table-cell>
          <table:table-cell office:value-type="string" calcext:value-type="string">
            <text:p>https://pt-br.facebook.com/Prefeitura.SJP/photos/a.346639125402726/327025545637439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55" calcext:value-type="float">
            <text:p>1355</text:p>
          </table:table-cell>
          <table:table-cell table:formula="of:=[.E133]-[.E132]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G133]-[.G132]"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table:formula="of:=([.E133]-([.G133]+[.I133]))"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3]/[.E133]" office:value-type="percentage" office:value="0.0619926199261993" calcext:value-type="percentage">
            <text:p>6,20%</text:p>
          </table:table-cell>
          <table:table-cell office:value-type="string" calcext:value-type="string">
            <text:p>https://pt-br.facebook.com/Prefeitura.SJP/photos/a.628503120549657/327312567942070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86" calcext:value-type="float">
            <text:p>1386</text:p>
          </table:table-cell>
          <table:table-cell table:formula="of:=[.E134]-[.E133]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[.G134]-[.G133]"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table:formula="of:=([.E134]-([.G134]+[.I134]))"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4]/[.E134]" office:value-type="percentage" office:value="0.0634920634920635" calcext:value-type="percentage">
            <text:p>6,35%</text:p>
          </table:table-cell>
          <table:table-cell office:value-type="string" calcext:value-type="string">
            <text:p>https://pt-br.facebook.com/Prefeitura.SJP/photos/a.628503120549657/327612831578711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17" calcext:value-type="float">
            <text:p>1417</text:p>
          </table:table-cell>
          <table:table-cell table:formula="of:=[.E135]-[.E134]"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table:formula="of:=[.G135]-[.G134]"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formula="of:=([.E135]-([.G135]+[.I135]))"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5]/[.E135]" office:value-type="percentage" office:value="0.063514467184192" calcext:value-type="percentage">
            <text:p>6,35%</text:p>
          </table:table-cell>
          <table:table-cell office:value-type="string" calcext:value-type="string">
            <text:p>https://pt-br.facebook.com/Prefeitura.SJP/photos/a.346639125402726/327865986886728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40" calcext:value-type="float">
            <text:p>1440</text:p>
          </table:table-cell>
          <table:table-cell table:formula="of:=[.E136]-[.E135]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formula="of:=[.G136]-[.G135]"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table:formula="of:=([.E136]-([.G136]+[.I136]))"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6]/[.E136]" office:value-type="percentage" office:value="0.0631944444444444" calcext:value-type="percentage">
            <text:p>6,32%</text:p>
          </table:table-cell>
          <table:table-cell office:value-type="string" calcext:value-type="string">
            <text:p>https://pt-br.facebook.com/Prefeitura.SJP/photos/a.346639125402726/328179235855404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95" calcext:value-type="float">
            <text:p>1595</text:p>
          </table:table-cell>
          <table:table-cell table:formula="of:=[.E137]-[.E136]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formula="of:=[.G137]-[.G136]"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formula="of:=([.E137]-([.G137]+[.I137]))"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7]/[.E137]" office:value-type="percentage" office:value="0.058307210031348" calcext:value-type="percentage">
            <text:p>5,83%</text:p>
          </table:table-cell>
          <table:table-cell office:value-type="string" calcext:value-type="string">
            <text:p><text:a xlink:href="https://pt-br.facebook.com/Prefeitura.SJP/photos/a.628503120549657/3284661581600451/?type=3&amp;theater" xlink:type="simple">https://pt-br.facebook.com/Prefeitura.SJP/photos/a.628503120549657/328466158160045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11" calcext:value-type="float">
            <text:p>1611</text:p>
          </table:table-cell>
          <table:table-cell table:formula="of:=[.E138]-[.E137]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G138]-[.G137]"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table:formula="of:=([.E138]-([.G138]+[.I138]))"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8]/[.E138]" office:value-type="percentage" office:value="0.0589695841092489" calcext:value-type="percentage">
            <text:p>5,90%</text:p>
          </table:table-cell>
          <table:table-cell office:value-type="string" calcext:value-type="string">
            <text:p>https://pt-br.facebook.com/Prefeitura.SJP/photos/a.628503120549657/328742301799097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59" calcext:value-type="float">
            <text:p>1659</text:p>
          </table:table-cell>
          <table:table-cell table:formula="of:=[.E139]-[.E138]"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G139]-[.G138]" office:value-type="float" office:value="2" calcext:value-type="float">
            <text:p>2</text:p>
          </table:table-cell>
          <table:table-cell office:value-type="float" office:value="1287" calcext:value-type="float">
            <text:p>1287</text:p>
          </table:table-cell>
          <table:table-cell table:formula="of:=([.E139]-([.G139]+[.I139]))"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9]/[.E139]" office:value-type="percentage" office:value="0.0584689572031344" calcext:value-type="percentage">
            <text:p>5,85%</text:p>
          </table:table-cell>
          <table:table-cell office:value-type="string" calcext:value-type="string">
            <text:p>https://pt-br.facebook.com/Prefeitura.SJP/photos/a.346639125402726/32902045977128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75" calcext:value-type="float">
            <text:p>1675</text:p>
          </table:table-cell>
          <table:table-cell table:formula="of:=[.E140]-[.E139]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G140]-[.G139]"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table:formula="of:=([.E140]-([.G140]+[.I140]))"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0]/[.E140]" office:value-type="percentage" office:value="0.0591044776119403" calcext:value-type="percentage">
            <text:p>5,91%</text:p>
          </table:table-cell>
          <table:table-cell office:value-type="string" calcext:value-type="string">
            <text:p>https://pt-br.facebook.com/Prefeitura.SJP/photos/a.628503120549657/329291448410849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11" calcext:value-type="float">
            <text:p>1711</text:p>
          </table:table-cell>
          <table:table-cell table:formula="of:=[.E141]-[.E140]"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table:formula="of:=[.G141]-[.G140]"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table:formula="of:=([.E141]-([.G141]+[.I141]))"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1]/[.E141]" office:value-type="percentage" office:value="0.0601987142022209" calcext:value-type="percentage">
            <text:p>6,02%</text:p>
          </table:table-cell>
          <table:table-cell office:value-type="string" calcext:value-type="string">
            <text:p>https://pt-br.facebook.com/Prefeitura.SJP/photos/a.628503120549657/329563359383658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28" calcext:value-type="float">
            <text:p>1728</text:p>
          </table:table-cell>
          <table:table-cell table:formula="of:=[.E142]-[.E141]"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table:formula="of:=[.G142]-[.G141]" office:value-type="float" office:value="2" calcext:value-type="float">
            <text:p>2</text:p>
          </table:table-cell>
          <table:table-cell office:value-type="float" office:value="1305" calcext:value-type="float">
            <text:p>1305</text:p>
          </table:table-cell>
          <table:table-cell table:formula="of:=([.E142]-([.G142]+[.I142]))" office:value-type="float" office:value="318" calcext:value-type="float">
            <text:p>318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2]/[.E142]" office:value-type="percentage" office:value="0.0607638888888889" calcext:value-type="percentage">
            <text:p>6,08%</text:p>
          </table:table-cell>
          <table:table-cell office:value-type="string" calcext:value-type="string">
            <text:p>https://pt-br.facebook.com/Prefeitura.SJP/photos/a.628503120549657/32984291135570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49" calcext:value-type="float">
            <text:p>1749</text:p>
          </table:table-cell>
          <table:table-cell table:formula="of:=[.E143]-[.E142]"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formula="of:=[.G143]-[.G142]"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table:formula="of:=([.E143]-([.G143]+[.I143]))" office:value-type="float" office:value="299" calcext:value-type="float">
            <text:p>299</text:p>
          </table:table-cell>
          <table:table-cell office:value-type="float" office:value="34" calcext:value-type="float">
            <text:p>3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3]/[.E143]" office:value-type="percentage" office:value="0.0646083476272156" calcext:value-type="percentage">
            <text:p>6,46%</text:p>
          </table:table-cell>
          <table:table-cell office:value-type="string" calcext:value-type="string">
            <text:p><text:a xlink:href="https://pt-br.facebook.com/Prefeitura.SJP/photos/a.628503120549657/3301625139904095/?type=3&amp;theater" xlink:type="simple">https://pt-br.facebook.com/Prefeitura.SJP/photos/a.628503120549657/330162513990409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60" calcext:value-type="float">
            <text:p>1760</text:p>
          </table:table-cell>
          <table:table-cell table:formula="of:=[.E144]-[.E143]"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table:formula="of:=[.G144]-[.G143]"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table:formula="of:=([.E144]-([.G144]+[.I144]))"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4]/[.E144]" office:value-type="percentage" office:value="0.0647727272727273" calcext:value-type="percentage">
            <text:p>6,48%</text:p>
          </table:table-cell>
          <table:table-cell office:value-type="string" calcext:value-type="string">
            <text:p>https://pt-br.facebook.com/Prefeitura.SJP/photos/a.628503120549657/330432649296729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0" calcext:value-type="float">
            <text:p>1770</text:p>
          </table:table-cell>
          <table:table-cell table:formula="of:=[.E145]-[.E144]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formula="of:=[.G145]-[.G144]"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table:formula="of:=([.E145]-([.G145]+[.I145]))"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5]/[.E145]" office:value-type="percentage" office:value="0.0649717514124294" calcext:value-type="percentage">
            <text:p>6,50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4" calcext:value-type="float">
            <text:p>1774</text:p>
          </table:table-cell>
          <table:table-cell table:formula="of:=[.E146]-[.E145]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[.G146]-[.G145]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formula="of:=([.E146]-([.G146]+[.I146]))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6]/[.E146]" office:value-type="percentage" office:value="0.0653889515219842" calcext:value-type="percentage">
            <text:p>6,54%</text:p>
          </table:table-cell>
          <table:table-cell office:value-type="string" calcext:value-type="string">
            <text:p>https://pt-br.facebook.com/Prefeitura.SJP/photos/a.628503120549657/331022964904364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7" calcext:value-type="float">
            <text:p>1777</text:p>
          </table:table-cell>
          <table:table-cell table:formula="of:=[.E147]-[.E146]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G147]-[.G146]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table:formula="of:=([.E147]-([.G147]+[.I147]))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7]/[.E147]" office:value-type="percentage" office:value="0.0652785593697243" calcext:value-type="percentage">
            <text:p>6,53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89" calcext:value-type="float">
            <text:p>1789</text:p>
          </table:table-cell>
          <table:table-cell table:formula="of:=[.E148]-[.E147]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formula="of:=[.G148]-[.G147]"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table:formula="of:=([.E148]-([.G148]+[.I148]))"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8]/[.E148]" office:value-type="percentage" office:value="0.0659586361095584" calcext:value-type="percentage">
            <text:p>6,60%</text:p>
          </table:table-cell>
          <table:table-cell office:value-type="string" calcext:value-type="string">
            <text:p>https://pt-br.facebook.com/Prefeitura.SJP/photos/a.628503120549657/33158199284846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49]-[.E148]" office:value-type="float" office:value="-1789" calcext:value-type="float">
            <text:p>-1789</text:p>
          </table:table-cell>
          <table:table-cell/>
          <table:table-cell table:formula="of:=[.G149]-[.G148]" office:value-type="float" office:value="-118" calcext:value-type="float">
            <text:p>-118</text:p>
          </table:table-cell>
          <table:table-cell/>
          <table:table-cell table:formula="of:=([.E149]-([.G149]+[.I149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9]/[.E14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0]-[.E149]" office:value-type="float" office:value="0" calcext:value-type="float">
            <text:p>0</text:p>
          </table:table-cell>
          <table:table-cell/>
          <table:table-cell table:formula="of:=[.G150]-[.G149]" office:value-type="float" office:value="0" calcext:value-type="float">
            <text:p>0</text:p>
          </table:table-cell>
          <table:table-cell/>
          <table:table-cell table:formula="of:=([.E150]-([.G150]+[.I150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0]/[.E15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1]-[.E150]" office:value-type="float" office:value="0" calcext:value-type="float">
            <text:p>0</text:p>
          </table:table-cell>
          <table:table-cell/>
          <table:table-cell table:formula="of:=[.G151]-[.G150]" office:value-type="float" office:value="0" calcext:value-type="float">
            <text:p>0</text:p>
          </table:table-cell>
          <table:table-cell/>
          <table:table-cell table:formula="of:=([.E151]-([.G151]+[.I151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1]/[.E1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2]-[.E151]" office:value-type="float" office:value="0" calcext:value-type="float">
            <text:p>0</text:p>
          </table:table-cell>
          <table:table-cell/>
          <table:table-cell table:formula="of:=[.G152]-[.G151]" office:value-type="float" office:value="0" calcext:value-type="float">
            <text:p>0</text:p>
          </table:table-cell>
          <table:table-cell/>
          <table:table-cell table:formula="of:=([.E152]-([.G152]+[.I152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2]/[.E1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3]-[.E152]" office:value-type="float" office:value="0" calcext:value-type="float">
            <text:p>0</text:p>
          </table:table-cell>
          <table:table-cell/>
          <table:table-cell table:formula="of:=[.G153]-[.G152]" office:value-type="float" office:value="0" calcext:value-type="float">
            <text:p>0</text:p>
          </table:table-cell>
          <table:table-cell/>
          <table:table-cell table:formula="of:=([.E153]-([.G153]+[.I153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3]/[.E1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4]-[.E153]" office:value-type="float" office:value="0" calcext:value-type="float">
            <text:p>0</text:p>
          </table:table-cell>
          <table:table-cell/>
          <table:table-cell table:formula="of:=[.G154]-[.G153]" office:value-type="float" office:value="0" calcext:value-type="float">
            <text:p>0</text:p>
          </table:table-cell>
          <table:table-cell/>
          <table:table-cell table:formula="of:=([.E154]-([.G154]+[.I154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4]/[.E1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5]-[.E154]" office:value-type="float" office:value="0" calcext:value-type="float">
            <text:p>0</text:p>
          </table:table-cell>
          <table:table-cell/>
          <table:table-cell table:formula="of:=[.G155]-[.G154]" office:value-type="float" office:value="0" calcext:value-type="float">
            <text:p>0</text:p>
          </table:table-cell>
          <table:table-cell/>
          <table:table-cell table:formula="of:=([.E155]-([.G155]+[.I155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5]/[.E1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6]-[.E155]" office:value-type="float" office:value="0" calcext:value-type="float">
            <text:p>0</text:p>
          </table:table-cell>
          <table:table-cell/>
          <table:table-cell table:formula="of:=[.G156]-[.G155]" office:value-type="float" office:value="0" calcext:value-type="float">
            <text:p>0</text:p>
          </table:table-cell>
          <table:table-cell/>
          <table:table-cell table:formula="of:=([.E156]-([.G156]+[.I156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6]/[.E1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7]-[.E156]" office:value-type="float" office:value="0" calcext:value-type="float">
            <text:p>0</text:p>
          </table:table-cell>
          <table:table-cell/>
          <table:table-cell table:formula="of:=[.G157]-[.G156]" office:value-type="float" office:value="0" calcext:value-type="float">
            <text:p>0</text:p>
          </table:table-cell>
          <table:table-cell/>
          <table:table-cell table:formula="of:=([.E157]-([.G157]+[.I157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7]/[.E1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table:shapes>
          <draw:frame draw:z-index="0" draw:style-name="gr1" draw:text-style-name="P1" svg:width="29.655cm" svg:height="16.15cm" svg:x="5.451cm" svg:y="3.559cm">
            <draw:object draw:notify-on-update-of-ranges="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o_14_07" table:style-name="ta1">
        <office:forms form:automatic-focus="false" form:apply-design-mode="false"/>
        <table:shapes>
          <draw:frame draw:z-index="0" draw:style-name="gr1" draw:text-style-name="P1" svg:width="29.655cm" svg:height="16.15cm" svg:x="6.774cm" svg:y="0.452cm">
            <draw:object draw:notify-on-update-of-ranges="grafico_14_07.A3:grafico_14_07.A115 grafico_14_07.B2:grafico_14_07.B2 grafico_14_07.B3:grafico_14_07.B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21:01:59.4843154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6:37:12.953928991</meta:creation-date>
    <dc:date>2020-08-16T21:14:01.978833492</dc:date>
    <meta:editing-duration>P8DT8H49M7S</meta:editing-duration>
    <meta:editing-cycles>172</meta:editing-cycles>
    <meta:generator>LibreOffice/6.4.3.2$Linux_X86_64 LibreOffice_project/40$Build-2</meta:generator>
    <meta:document-statistic meta:table-count="3" meta:cell-count="311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14_07.A3:grafico_14_07.B115 grafico_14_07.B2:grafico_14_07.B2" chart:data-source-has-labels="both" svg:x="0.593cm" svg:y="0.323cm" svg:width="27.53cm" svg:height="15.505cm">
          <chartooo:coordinate-region svg:x="1.4cm" svg:y="0.522cm" svg:width="25.994cm" svg:height="14.659cm"/>
          <chart:axis chart:dimension="x" chart:name="primary-x" chart:style-name="ch4" chartooo:axis-type="auto">
            <chartooo:date-scale/>
            <chart:categories table:cell-range-address="grafico_14_07.A3:grafico_14_07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14_07.B3:grafico_14_07.B115" chart:label-cell-address="grafico_14_07.B2:grafico_14_07.B2" chart:class="chart:bar">
            <chart:data-point chart:repeated="65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14_07.B2:grafico_14_07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14_07.A3:grafico_14_07.A115</svg:desc>
                </draw:g>
              </table:table-cell>
              <table:table-cell office:value-type="float" office:value="0">
                <text:p>0</text:p>
                <draw:g>
                  <svg:desc>grafico_14_07.B3:grafico_14_07.B115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